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d2e0c" officeooo:paragraph-rsid="001de94d"/>
    </style:style>
    <style:style style:name="P2" style:family="paragraph" style:parent-style-name="Standard">
      <style:text-properties officeooo:paragraph-rsid="001de94d"/>
    </style:style>
    <style:style style:name="P3" style:family="paragraph" style:parent-style-name="Standard">
      <style:text-properties officeooo:rsid="00264cf2" officeooo:paragraph-rsid="00264cf2"/>
    </style:style>
    <style:style style:name="P4" style:family="paragraph" style:parent-style-name="Standard">
      <style:text-properties fo:language="es" fo:country="ES" officeooo:rsid="000d2e0c" officeooo:paragraph-rsid="001de94d"/>
    </style:style>
    <style:style style:name="P5" style:family="paragraph" style:parent-style-name="Standard">
      <style:text-properties fo:language="es" fo:country="ES" officeooo:rsid="0026774f" officeooo:paragraph-rsid="0026774f"/>
    </style:style>
    <style:style style:name="T1" style:family="text">
      <style:text-properties fo:language="es" fo:country="ES" fo:font-weight="bold" officeooo:rsid="001de94d" style:font-weight-asian="bold" style:font-weight-complex="bold"/>
    </style:style>
    <style:style style:name="T2" style:family="text">
      <style:text-properties fo:language="es" fo:country="ES" fo:font-weight="bold" officeooo:rsid="001f2cf6" style:font-weight-asian="bold" style:font-weight-complex="bold"/>
    </style:style>
    <style:style style:name="T3" style:family="text">
      <style:text-properties fo:language="es" fo:country="ES" fo:font-weight="bold" officeooo:rsid="00221b6b" style:font-weight-asian="bold" style:font-weight-complex="bold"/>
    </style:style>
    <style:style style:name="T4" style:family="text">
      <style:text-properties fo:language="es" fo:country="ES" fo:font-weight="bold" officeooo:rsid="000d96a0" style:font-weight-asian="bold" style:font-weight-complex="bold"/>
    </style:style>
    <style:style style:name="T5" style:family="text">
      <style:text-properties fo:language="es" fo:country="ES" fo:font-weight="bold" officeooo:rsid="00117d9d" style:font-weight-asian="bold" style:font-weight-complex="bold"/>
    </style:style>
    <style:style style:name="T6" style:family="text">
      <style:text-properties fo:language="es" fo:country="ES" fo:font-weight="bold" officeooo:rsid="000d6b0b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n el año 2019, se estableció </text:span><text:span text:style-name="T3">la</text:span><text:span text:style-name="T1"> redefinición de las unidades </text:span><text:span text:style-name="T2">de base</text:span><text:span text:style-name="T1"> a partir de constantes universales. Lo que se buscaba es que </text:span><text:span text:style-name="T2">las </text:span><text:span text:style-name="T1">magnitudes </text:span><text:span text:style-name="T2">de base</text:span><text:span text:style-name="T1"> </text:span><text:span text:style-name="T4">estén atadas a experime</text:span><text:span text:style-name="T5">n</text:span><text:span text:style-name="T4">tos físicos reproducibles y no a elementos materiales capaces de sufrir deterioro</text:span><text:span text:style-name="T6">.</text:span></text:p>
      <text:p text:style-name="P2"><text:span text:style-name="T1">Es</text:span><text:span text:style-name="T2">a</text:span><text:span text:style-name="T1"> redefinición se logró hace dos años, y el nuevo sistema es un sistema cohesivo y fácilmente digitalizable.</text:span></text:p>
      <text:p text:style-name="P1"/>
      <text:p text:style-name="P5">El DCC es</text:p>
      <text:p text:style-name="P1"/>
      <text:p text:style-name="P3">Siemens + PT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07:24:02.354428838</meta:creation-date>
    <dc:date>2021-03-15T09:21:40.074134300</dc:date>
    <meta:editing-duration>PT19H9M19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1" meta:paragraph-count="4" meta:word-count="67" meta:character-count="392" meta:non-whitespace-character-count="329"/>
  </office:meta>
</office:document-meta>
</file>